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do we take what the client wants and turn it into what they have. What works and what is efficient and within budget and scalable. </text:p>
      <text:p text:style-name="Standard"/>
      <text:p text:style-name="Standard">Imagine if my sales experience and service experience were coupled with my hunger to learn all I can about software and web development were applied to your client experience.</text:p>
      <text:p text:style-name="Standard"/>
      <text:p text:style-name="Standard">I learned web dev because I wanted to to make what I wanted into what I have. </text:p>
      <text:p text:style-name="Standard"/>
      <text:p text:style-name="Standard">That's what I can bring to your business. An understanding of how to sell your product with a natural ability to serve your cients and that understanding of how software works and what is truly possible. </text:p>
      <text:p text:style-name="Standard"/>
      <text:p text:style-name="Standard">I'm the bridge between your client, their dreams and your company's possibiliti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pecialty Foods</meta:initial-creator>
    <meta:creation-date>2021-02-11T17:04:32.20</meta:creation-date>
    <dc:date>2021-02-11T17:08:11.49</dc:date>
    <dc:creator>Specialty Foods</dc:creator>
    <meta:editing-duration>PT3M42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5" meta:word-count="120" meta:character-count="675"/>
  </office:meta>
</office:document-meta>
</file>